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c13f" officeooo:paragraph-rsid="0000c13f"/>
    </style:style>
    <style:style style:name="P2" style:family="paragraph" style:parent-style-name="Standard">
      <style:paragraph-properties fo:text-align="center" style:justify-single-word="false"/>
      <style:text-properties officeooo:rsid="0000c13f" officeooo:paragraph-rsid="0000c13f"/>
    </style:style>
    <style:style style:name="P3" style:family="paragraph" style:parent-style-name="Standard">
      <style:text-properties officeooo:rsid="0000c13f" officeooo:paragraph-rsid="00017d78"/>
    </style:style>
    <style:style style:name="P4" style:family="paragraph" style:parent-style-name="Standard">
      <style:text-properties officeooo:rsid="0000c13f" officeooo:paragraph-rsid="0001d580"/>
    </style:style>
    <style:style style:name="P5" style:family="paragraph" style:parent-style-name="Standard">
      <style:text-properties officeooo:rsid="00017d78" officeooo:paragraph-rsid="00017d78"/>
    </style:style>
    <style:style style:name="P6" style:family="paragraph" style:parent-style-name="Standard">
      <style:text-properties officeooo:rsid="00017d78" officeooo:paragraph-rsid="0001d580"/>
    </style:style>
    <style:style style:name="P7" style:family="paragraph" style:parent-style-name="Standard">
      <style:text-properties officeooo:rsid="00017d78" officeooo:paragraph-rsid="000266d5"/>
    </style:style>
    <style:style style:name="P8" style:family="paragraph" style:parent-style-name="Standard">
      <style:text-properties officeooo:rsid="0001d580" officeooo:paragraph-rsid="0001d580"/>
    </style:style>
    <style:style style:name="P9" style:family="paragraph" style:parent-style-name="Standard">
      <style:text-properties officeooo:rsid="0001d580" officeooo:paragraph-rsid="000266d5"/>
    </style:style>
    <style:style style:name="P10" style:family="paragraph" style:parent-style-name="Standard">
      <style:text-properties officeooo:rsid="000266d5" officeooo:paragraph-rsid="000266d5"/>
    </style:style>
    <style:style style:name="P11" style:family="paragraph" style:parent-style-name="Standard">
      <style:text-properties officeooo:rsid="0003a6da" officeooo:paragraph-rsid="0000c13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17d78"/>
    </style:style>
    <style:style style:name="T2" style:family="text">
      <style:text-properties officeooo:rsid="0001d580"/>
    </style:style>
    <style:style style:name="T3" style:family="text">
      <style:text-properties officeooo:rsid="000266d5"/>
    </style: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075in" fo:min-width="0.507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4882in" fo:min-width="0.48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dex Notation for Neighbor Cells</text:p>
      <text:p text:style-name="P2">by Sven Nilsen, 2020</text:p>
      <text:p text:style-name="P1"/>
      <text:p text:style-name="P1">When describing the algorithms for Self-Organizing Fractal Noise, I tried to come up with an index notation that is easy to understand and implement from just looking at the <text:span text:style-name="T1">expression:</text:span></text:p>
      <text:p text:style-name="P1"/>
      <text:p text:style-name="P1"><draw:custom-shape text:anchor-type="paragraph" draw:z-index="3" draw:name="Shape1" draw:style-name="gr2" draw:text-style-name="P12" svg:width="0.5079in" svg:height="0.5079in" svg:x="3.1035in" svg:y="0.1154in"><text:p/><draw:enhanced-geometry svg:viewBox="0 0 21600 21600" draw:type="rectangle" draw:enhanced-path="M 0 0 L 21600 0 21600 21600 0 21600 0 0 Z N"/></draw:custom-shape></text:p>
      <text:p text:style-name="P1"><draw:frame text:anchor-type="paragraph" draw:z-index="9" draw:name="Shape2" draw:style-name="gr3" draw:text-style-name="P14" svg:width="0.4012in" svg:height="0.2512in" svg:x="3.1756in" svg:y="0.0528in"><draw:text-box><text:p text:style-name="P13">im, j</text:p></draw:text-box></draw:frame></text:p>
      <text:p text:style-name="P1"/>
      <text:p text:style-name="P1"><draw:custom-shape text:anchor-type="paragraph" draw:z-index="0" draw:name="Shape1" draw:style-name="gr1" draw:text-style-name="P12" svg:width="0.5079in" svg:height="0.5079in" svg:x="3.111in" svg:y="0.0917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12" svg:width="0.5079in" svg:height="0.5079in" svg:x="3.6626in" svg:y="0.0917in"><text:p/><draw:enhanced-geometry svg:viewBox="0 0 21600 21600" draw:type="rectangle" draw:enhanced-path="M 0 0 L 21600 0 21600 21600 0 21600 0 0 Z N"/></draw:custom-shape><draw:custom-shape text:anchor-type="paragraph" draw:z-index="2" draw:name="Shape1" draw:style-name="gr2" draw:text-style-name="P12" svg:width="0.5079in" svg:height="0.5079in" svg:x="2.5598in" svg:y="0.0917in"><text:p/><draw:enhanced-geometry svg:viewBox="0 0 21600 21600" draw:type="rectangle" draw:enhanced-path="M 0 0 L 21600 0 21600 21600 0 21600 0 0 Z N"/></draw:custom-shape></text:p>
      <text:p text:style-name="P1"><draw:frame text:anchor-type="paragraph" draw:z-index="5" draw:name="Shape2" draw:style-name="gr3" draw:text-style-name="P14" svg:width="0.4012in" svg:height="0.2512in" svg:x="3.1689in" svg:y="0.0362in"><draw:text-box><text:p text:style-name="P13">i, j</text:p></draw:text-box></draw:frame><draw:frame text:anchor-type="paragraph" draw:z-index="6" draw:name="Shape2" draw:style-name="gr3" draw:text-style-name="P14" svg:width="0.4012in" svg:height="0.2512in" svg:x="2.6252in" svg:y="0.0429in"><draw:text-box><text:p text:style-name="P13">i, jm</text:p></draw:text-box></draw:frame><draw:frame text:anchor-type="paragraph" draw:z-index="7" draw:name="Shape2" draw:style-name="gr3" draw:text-style-name="P14" svg:width="0.4012in" svg:height="0.2512in" svg:x="3.7339in" svg:y="0.0291in"><draw:text-box><text:p text:style-name="P13">i, jp</text:p></draw:text-box></draw:frame></text:p>
      <text:p text:style-name="P1"/>
      <text:p text:style-name="P1"><draw:custom-shape text:anchor-type="paragraph" draw:z-index="4" draw:name="Shape1" draw:style-name="gr2" draw:text-style-name="P12" svg:width="0.5079in" svg:height="0.5079in" svg:x="3.111in" svg:y="0.0673in"><text:p/><draw:enhanced-geometry svg:viewBox="0 0 21600 21600" draw:type="rectangle" draw:enhanced-path="M 0 0 L 21600 0 21600 21600 0 21600 0 0 Z N"/></draw:custom-shape></text:p>
      <text:p text:style-name="P1"><draw:frame text:anchor-type="paragraph" draw:z-index="8" draw:name="Shape2" draw:style-name="gr3" draw:text-style-name="P14" svg:width="0.4012in" svg:height="0.2512in" svg:x="3.161in" svg:y="0.0264in"><draw:text-box><text:p text:style-name="P13">ip, j</text:p></draw:text-box></draw:frame></text:p>
      <text:p text:style-name="P1"/>
      <text:p text:style-name="P3"/>
      <text:p text:style-name="P3"/>
      <text:p text:style-name="P4">For example:</text:p>
      <text:p text:style-name="P4"/>
      <text:p text:style-name="P4"><text:tab/>count := map[ip][j] + map[i][jp] + map[im][j] + map[i][jm]</text:p>
      <text:p text:style-name="P6"/>
      <text:p text:style-name="P5">The use of `i` and `j` is motivated by <text:span text:style-name="T2">the </text:span>storing <text:span text:style-name="T2">columns</text:span> <text:span text:style-name="T2">of cells per row.</text:span></text:p>
      <text:p text:style-name="P8">Translated into coordinates, `i` represents `y` and `j` represents `x`.</text:p>
      <text:p text:style-name="P8"/>
      <text:p text:style-name="P8">The reason `x` and `y` are not used, is because the order is reversed and this might seem confusing.</text:p>
      <text:p text:style-name="P8">Algorithms are symmetric, so the interpretation does not matter anyway, but using `i, j, im, jm, ip, jp` explains how to implement the algorithm no matter how the expression is interpreted.</text:p>
      <text:p text:style-name="P1"/>
      <text:p text:style-name="P5">Usually, the indices maps <text:span text:style-name="T2">around to the opposite edge:</text:span></text:p>
      <text:p text:style-name="P5"/>
      <text:p text:style-name="P5"><text:tab/>im := (i + h – 1) % h</text:p>
      <text:p text:style-name="P5"><text:tab/>ip := (i + 1) % h</text:p>
      <text:p text:style-name="P5"><text:tab/>jm := (j + w – 1) % w</text:p>
      <text:p text:style-name="P5"><text:tab/>jp := (j + 1) % w</text:p>
      <text:p text:style-name="P7"/>
      <text:p text:style-name="P9">This forms a topological surface of a torus in two dimensions. <text:span text:style-name="T3">This has the benefit that the surface has no boundary, avoiding the need for specifying boundary conditions.</text:span></text:p>
      <text:p text:style-name="P9"/>
      <text:p text:style-name="P10">The width and height is obtained the following way:</text:p>
      <text:p text:style-name="P5"/>
      <text:p text:style-name="P5"><text:tab/><text:span text:style-name="T3">w := len(map[0])</text:span></text:p>
      <text:p text:style-name="P5"><text:tab/><text:span text:style-name="T3">h := len(map)</text:span></text:p>
      <text:p text:style-name="P5"/>
      <text:p text:style-name="P5"><text:tab/><text:span text:style-name="T3">map : [[]]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10:27.523474000</meta:creation-date>
    <dc:date>2020-07-07T22:05:08.515983000</dc:date>
    <meta:editing-duration>PT1M56S</meta:editing-duration>
    <meta:editing-cycles>1</meta:editing-cycles>
    <meta:document-statistic meta:table-count="0" meta:image-count="0" meta:object-count="0" meta:page-count="1" meta:paragraph-count="19" meta:word-count="211" meta:character-count="1143" meta:non-whitespace-character-count="941"/>
    <meta:generator>LibreOffice/5.1.2.2$MacOSX_X86_64 LibreOffice_project/d3bf12ecb743fc0d20e0be0c58ca359301eb705f</meta:generator>
  </office:meta>
</office:document-meta>
</file>